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665in" fo:text-align="start" style:justify-single-word="false" fo:widows="1" fo:text-indent="0in" style:auto-text-indent="false"/>
    </style:style>
    <style:style style:name="T1" style:family="text">
      <style:text-properties fo:font-variant="normal" fo:text-transform="none" fo:color="#262626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262626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 kill sleeping processes in mysql server</text:span><text:line-break/><text:span text:style-name="T1">1. First through terminal. Connect to database and run following query.</text:span><text:line-break/><text:line-break/><text:span text:style-name="T1">select concat('KILL ',id,';') from information_schema.processlist where Command='Sleep' into outfile '/tmp/j.txt'; -- creates a file with kill and its id for sleeping commands.</text:span><text:line-break/><text:span text:style-name="T1">2. After that run following.</text:span><text:line-break/><text:span text:style-name="T1">source /tmp/j.txt; -- uses created file for killing the process.</text:span><text:line-break/><text:span text:style-name="T1">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9-24T17:29:46.102525296</meta:creation-date>
    <dc:date>2015-09-24T17:32:01.224503387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1" meta:word-count="56" meta:character-count="389" meta:non-whitespace-character-count="332"/>
    <meta:generator>LibreOffice/4.2.8.2$Linux_X86_64 LibreOffice_project/420m0$Build-2</meta:generator>
  </office:meta>
</office:document-meta>
</file>